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number-columns-repeated="1024" table:default-cell-style-name="Default"/>
        <table:table-row table:style-name="ro1">
          <table:table-cell office:value-type="string" calcext:value-type="string">
            <text:p>nr</text:p>
          </table:table-cell>
          <table:table-cell office:value-type="string" calcext:value-type="string">
            <text:p>titel</text:p>
          </table:table-cell>
          <table:table-cell office:value-type="string" calcext:value-type="string">
            <text:p>text</text:p>
          </table:table-cell>
          <table:table-cell office:value-type="string" calcext:value-type="string">
            <text:p>info</text:p>
          </table:table-cell>
          <table:table-cell office:value-type="string" calcext:value-type="string">
            <text:p>start</text:p>
          </table:table-cell>
          <table:table-cell office:value-type="string" calcext:value-type="string">
            <text:p>ziel</text:p>
          </table:table-cell>
          <table:table-cell office:value-type="string" calcext:value-type="string">
            <text:p>auf</text:p>
          </table:table-cell>
          <table:table-cell office:value-type="string" calcext:value-type="string">
            <text:p>ab</text:p>
          </table:table-cell>
          <table:table-cell office:value-type="string" calcext:value-type="string">
            <text:p>hp</text:p>
          </table:table-cell>
          <table:table-cell office:value-type="string" calcext:value-type="string">
            <text:p>grad</text:p>
          </table:table-cell>
          <table:table-cell office:value-type="string" calcext:value-type="string">
            <text:p>km</text:p>
          </table:table-cell>
          <table:table-cell office:value-type="string" calcext:value-type="string">
            <text:p>stunden</text:p>
          </table:table-cell>
          <table:table-cell office:value-type="string" calcext:value-type="string">
            <text:p>einkehr</text:p>
          </table:table-cell>
          <table:table-cell office:value-type="string" calcext:value-type="string">
            <text:p>track</text:p>
          </table:table-cell>
          <table:table-cell table:number-columns-repeated="1010"/>
        </table:table-row>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cell table:number-columns-repeated="1010"/>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cell table:number-columns-repeated="1010"/>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cell table:number-columns-repeated="1010"/>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cell table:number-columns-repeated="1010"/>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cell table:number-columns-repeated="1010"/>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cell table:number-columns-repeated="1010"/>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cell table:number-columns-repeated="1010"/>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cell table:number-columns-repeated="1010"/>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cell table:number-columns-repeated="1010"/>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cell table:number-columns-repeated="1010"/>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cell table:number-columns-repeated="1010"/>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cell table:number-columns-repeated="1010"/>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cell table:number-columns-repeated="1010"/>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cell table:number-columns-repeated="1010"/>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cell table:number-columns-repeated="1010"/>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cell table:number-columns-repeated="1010"/>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cell table:number-columns-repeated="1010"/>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cell table:number-columns-repeated="1010"/>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cell table:number-columns-repeated="1010"/>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cell table:number-columns-repeated="1010"/>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cell table:number-columns-repeated="1010"/>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cell table:number-columns-repeated="1010"/>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cell table:number-columns-repeated="1010"/>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cell table:number-columns-repeated="1010"/>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cell table:number-columns-repeated="1010"/>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cell table:number-columns-repeated="1010"/>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cell table:number-columns-repeated="1010"/>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cell table:number-columns-repeated="1010"/>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cell table:number-columns-repeated="1010"/>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cell table:number-columns-repeated="1010"/>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cell table:number-columns-repeated="1010"/>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cell table:number-columns-repeated="1010"/>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cell table:number-columns-repeated="1010"/>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cell table:number-columns-repeated="1010"/>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30T16:00:37.770000000</dc:date>
    <meta:editing-duration>PT8M30S</meta:editing-duration>
    <meta:editing-cycles>2</meta:editing-cycles>
    <meta:generator>LibreOffice/6.4.3.2$Windows_X86_64 LibreOffice_project/747b5d0ebf89f41c860ec2a39efd7cb15b54f2d8</meta:generator>
    <meta:document-statistic meta:table-count="1" meta:cell-count="490" meta:object-count="0"/>
  </office:meta>
</office:document-meta>
</file>